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212cm" svg:stroke-color="#000000" draw:marker-start="Arrow" draw:marker-start-width="0.517cm" draw:marker-end="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Liberation Sans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40pt" fo:font-style="normal" fo:text-shadow="none" style:text-underline-style="none" fo:font-weight="normal" style:letter-kerning="true" style:font-name-asian="Liberation Sans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9.832cm" svg:y1="6cm" svg:x2="20.505cm" svg:y2="1.75cm">
          <text:p/>
        </draw:line>
        <draw:line draw:style-name="gr1" draw:text-style-name="P1" draw:layer="layout" svg:x1="19.174cm" svg:y1="10.114cm" svg:x2="19.847cm" svg:y2="5.864cm">
          <text:p/>
        </draw:line>
        <draw:line draw:style-name="gr1" draw:text-style-name="P1" draw:layer="layout" svg:x1="3.736cm" svg:y1="9.067cm" svg:x2="20.505cm" svg:y2="1.75cm">
          <text:p/>
        </draw:line>
        <draw:line draw:style-name="gr1" draw:text-style-name="P1" draw:layer="layout" svg:x1="3.736cm" svg:y1="9.067cm" svg:x2="18.532cm" svg:y2="13.993cm">
          <text:p/>
        </draw:line>
        <draw:line draw:style-name="gr1" draw:text-style-name="P1" draw:layer="layout" svg:x1="19.174cm" svg:y1="10.114cm" svg:x2="18.532cm" svg:y2="13.993cm">
          <text:p/>
        </draw:line>
        <draw:path draw:style-name="gr2" draw:text-style-name="P1" draw:layer="layout" svg:width="6.825cm" svg:height="6.967cm" draw:transform="rotate (2.81207449081326) translate (16.8595911404685cm 12.2318621262098cm)" svg:viewBox="0 0 6826 6968" svg:d="M3651 0c5304 0 2360 4330 2360 4330 0 0-3357 4720-5109 1533-1751-3187-413-4914-413-4914">
          <text:p/>
        </draw:path>
        <draw:frame draw:style-name="gr3" draw:text-style-name="P3" draw:layer="layout" svg:width="6.35cm" svg:height="1.826cm" svg:x="13.716cm" svg:y="7.112cm">
          <draw:text-box>
            <text:p text:style-name="P2"><text:span text:style-name="T1">Φ</text:span><text:span text:style-name="T2">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Filled_20_Red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13T17:57:43.180213355</dc:date>
    <meta:editing-duration>PT3H12M46S</meta:editing-duration>
    <meta:editing-cycles>28</meta:editing-cycles>
    <meta:generator>LibreOffice/6.4.3.2$Linux_X86_64 LibreOffice_project/40$Build-2</meta:generator>
    <meta:document-statistic meta:object-count="30"/>
  </office:meta>
</office:document-meta>
</file>